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rsid="001b9f9e" officeooo:paragraph-rsid="001b9f9e"/>
    </style:style>
    <style:style style:name="P3" style:family="paragraph" style:parent-style-name="Text_20_body">
      <style:text-properties officeooo:paragraph-rsid="001a4de2"/>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T1" style:family="text">
      <style:text-properties officeooo:rsid="00195569"/>
    </style:style>
    <style:style style:name="T2" style:family="text">
      <style:text-properties officeooo:rsid="001a4de2"/>
    </style:style>
    <style:style style:name="T3" style:family="text">
      <style:text-properties fo:font-weight="bold" style:font-weight-asian="bold" style:font-weight-complex="bold"/>
    </style:style>
    <style:style style:name="T4" style:family="text">
      <style:text-properties officeooo:rsid="001ba6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Qui sommes nous? </text:h>
      <text:p text:style-name="Standard"/>
      <text:p text:style-name="Standard"><text:span text:style-name="T1">L</text:span>e Lycée La Colinière à Nantes est un établissement dynamique qui offre une variété de formations du secondaire, dont le BTS SIO. Le lycée se distingue par ses infrastructures modernes, son équipe pédagogique qualifiée et ses activités extrascolaires variées. Le BTS SIO permet aux étudiants d'acquérir les compétences nécessaires pour évoluer dans le domaine des services informatiques aux organisations, en se spécialisant dans les infrastructures, les systèmes et réseaux ou les solutions logicielles et applications métiers.</text:p>
      <text:p text:style-name="Standard"/>
      <text:p text:style-name="Standard"/>
      <text:p text:style-name="P3">L'association "Info Activ", dirigée par des membres du BTS SIO au Lycée La Colinière, contribue significativement à l'amélioration de la vie quotidienne des étudiants en créant une plateforme d'échange et de partage enrichissante, notamment en favorisant les interactions avec d'anciens étudiants du BTS. De plus, cette association joue un rôle clé dans le renforcement des liens sociaux et de la convivialité entre les étudiants, créant ainsi une communauté dynamique et solidaire dédiée à l'informatique au sein du lycée. Cette dynamique est rendue possible grâce au foyer, qui offre un espace propice aux échanges et à la création de liens entre les étudiants.</text:p>
      <text:h text:style-name="P1" text:outline-level="1">Accueil </text:h>
      <text:p text:style-name="P4"/>
      <text:p text:style-name="P5">Bienvenue dans l'association Info Activ, un espace dédié à l'échange, au partage et à l'exploration <text:span text:style-name="T4">du BTS SI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09:53:16.749555494</meta:creation-date>
    <dc:date>2023-06-09T13:37:27.779073775</dc:date>
    <meta:editing-duration>PT2H53M29S</meta:editing-duration>
    <meta:editing-cycles>1</meta:editing-cycles>
    <meta:document-statistic meta:table-count="0" meta:image-count="0" meta:object-count="0" meta:page-count="1" meta:paragraph-count="5" meta:word-count="200" meta:character-count="1327" meta:non-whitespace-character-count="1130"/>
    <meta:generator>LibreOffice/7.3.7.2$Linux_X86_64 LibreOffice_project/30$Build-2</meta:generator>
  </office:meta>
</office:document-meta>
</file>